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10.5pt" style:font-size-asian="10.5pt" style:font-size-complex="10.5pt"/>
    </style:style>
    <style:style style:name="P2" style:family="paragraph" style:parent-style-name="Standard">
      <style:paragraph-properties fo:line-height="115%" fo:break-before="page"/>
      <style:text-properties style:font-name="Ubuntu Mono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Height:</text:p>
      <text:p text:style-name="P1"><text:s text:c="4"/>def __init__(self, feet, inches):</text:p>
      <text:p text:style-name="P1"><text:s text:c="8"/>self.totalInches = int(feet * 12 + inches)</text:p>
      <text:p text:style-name="P1"><text:s text:c="8"/>self.feet = abs(self.totalInches) // 12</text:p>
      <text:p text:style-name="P1"><text:s text:c="8"/>self.inches = abs(self.totalInches) % 12</text:p>
      <text:p text:style-name="P1"/>
      <text:p text:style-name="P1"><text:s text:c="8"/>if self.totalInches &lt; 0:</text:p>
      <text:p text:style-name="P1"><text:s text:c="12"/>self.feet *= -1</text:p>
      <text:p text:style-name="P1"><text:s text:c="12"/>self.inches *= -1</text:p>
      <text:p text:style-name="P1"/>
      <text:p text:style-name="P1"><text:s text:c="4"/>def __str__(self):</text:p>
      <text:p text:style-name="P1"><text:s text:c="8"/>sign = "-" if self.totalInches &lt; 0 else ""</text:p>
      <text:p text:style-name="P1"><text:s text:c="8"/>return f"{sign}{abs(self.feet)}'{abs(self.inches):02}\""</text:p>
      <text:p text:style-name="P1"/>
      <text:p text:style-name="P1"><text:s text:c="4"/>def __eq__(self, other):</text:p>
      <text:p text:style-name="P1"><text:s text:c="8"/>return self.totalInches == other.totalInches</text:p>
      <text:p text:style-name="P1"/>
      <text:p text:style-name="P1"><text:s text:c="4"/>def __le__(self, other):</text:p>
      <text:p text:style-name="P1"><text:s text:c="8"/>return self.totalInches &lt;= other.totalInches</text:p>
      <text:p text:style-name="P1"/>
      <text:p text:style-name="P1"><text:s text:c="4"/>def __lt__(self, other):</text:p>
      <text:p text:style-name="P1"><text:s text:c="8"/>return self.totalInches &lt; other.totalInches</text:p>
      <text:p text:style-name="P1"/>
      <text:p text:style-name="P1"><text:s text:c="4"/>def __ge__(self, other):</text:p>
      <text:p text:style-name="P1"><text:s text:c="8"/>return self.totalInches &gt;= other.totalInches</text:p>
      <text:p text:style-name="P1"/>
      <text:p text:style-name="P1"><text:s text:c="4"/>def __gt__(self, other):</text:p>
      <text:p text:style-name="P1"><text:s text:c="8"/>return self.totalInches &gt; other.totalInches</text:p>
      <text:p text:style-name="P1"/>
      <text:p text:style-name="P1"><text:s text:c="4"/>def __neg__(self):</text:p>
      <text:p text:style-name="P1"><text:s text:c="8"/>return Height(0, -self.totalInches)</text:p>
      <text:p text:style-name="P1"/>
      <text:p text:style-name="P1"><text:s text:c="4"/>def __add__(self, other):</text:p>
      <text:p text:style-name="P1"><text:s text:c="8"/>return Height(0, self.totalInches + other.totalInches)</text:p>
      <text:p text:style-name="P1"/>
      <text:p text:style-name="P1"><text:s text:c="4"/>def __sub__(self, other):</text:p>
      <text:p text:style-name="P1"><text:s text:c="8"/>return Height(0, self.totalInches - other.totalInches)</text:p>
      <text:p text:style-name="P1"/>
      <text:p text:style-name="P1"><text:s text:c="4"/>def __mul__(self, n):</text:p>
      <text:p text:style-name="P1"><text:s text:c="8"/>return Height(0, self.totalInches * n)</text:p>
      <text:p text:style-name="P1"/>
      <text:p text:style-name="P1"><text:s text:c="4"/>def __truediv__(self, n):</text:p>
      <text:p text:style-name="P1"><text:s text:c="8"/>return Height(0, self.totalInches / n)</text:p>
      <text:p text:style-name="P2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28:09.934789491</meta:creation-date>
    <dc:date>2025-11-08T12:00:28.423085248</dc:date>
    <meta:editing-duration>PT5M51S</meta:editing-duration>
    <meta:editing-cycles>7</meta:editing-cycles>
    <meta:generator>LibreOffice/24.8.3.2$Linux_X86_64 LibreOffice_project/480$Build-2</meta:generator>
    <meta:print-date>2025-11-08T11:59:12.593297979</meta:print-date>
    <meta:document-statistic meta:table-count="0" meta:image-count="0" meta:object-count="0" meta:page-count="2" meta:paragraph-count="32" meta:word-count="119" meta:character-count="1211" meta:non-whitespace-character-count="924"/>
  </office:meta>
</office:document-meta>
</file>